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dbbb" officeooo:paragraph-rsid="0010db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ie um código que receberá sempre valores como texto e deve retornar os dois valores som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3:48:39.122198488</meta:creation-date>
    <dc:date>2021-04-07T13:55:44.765296815</dc:date>
    <meta:editing-duration>PT7M6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1" meta:word-count="16" meta:character-count="94" meta:non-whitespace-character-count="79"/>
  </office:meta>
</office:document-meta>
</file>